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cc0000" style:font-name="Arial" fo:font-size="15pt" fo:font-style="italic" style:text-underline-style="none" fo:font-weight="bold" officeooo:paragraph-rsid="001b9d6d" style:font-size-asian="15pt" style:font-style-asian="italic" style:font-weight-asian="bold" style:font-size-complex="15pt" style:font-style-complex="italic" style:font-weight-complex="bold"/>
    </style:style>
    <style:style style:name="P2" style:family="paragraph" style:parent-style-name="Standard">
      <style:paragraph-properties fo:text-align="justify" style:justify-single-word="false"/>
      <style:text-properties fo:color="#cc0000" style:font-name="Arial" fo:font-size="15pt" fo:font-style="italic" style:text-underline-style="none" fo:font-weight="normal" fo:background-color="transparent" style:font-size-asian="15pt" style:font-style-asian="italic" style:font-weight-asian="normal" style:font-size-complex="15pt" style:font-style-complex="italic" style:font-weight-complex="normal"/>
    </style:style>
    <style:style style:name="P3" style:family="paragraph" style:parent-style-name="Standard">
      <style:paragraph-properties fo:text-align="justify" style:justify-single-word="false"/>
      <style:text-properties style:font-name="Arial" fo:font-size="12pt" style:text-underline-style="none" officeooo:paragraph-rsid="0017d856" fo:background-color="transparent" style:font-size-asian="12pt" style:font-size-complex="12pt"/>
    </style:style>
    <style:style style:name="P4" style:family="paragraph" style:parent-style-name="Standard">
      <style:paragraph-properties fo:text-align="justify" style:justify-single-word="false"/>
      <style:text-properties style:use-window-font-color="true" style:font-name="Arial" fo:font-size="12pt" fo:font-style="normal" style:text-underline-style="none" fo:font-weight="normal" officeooo:paragraph-rsid="0017d856" fo:background-color="transparent"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use-window-font-color="true" style:font-name="Arial" fo:font-size="12pt" fo:font-style="normal" style:text-underline-style="none" fo:font-weight="normal" officeooo:paragraph-rsid="0017d856"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use-window-font-color="true" style:font-name="Arial" fo:font-size="12pt" fo:font-style="normal" style:text-underline-style="none" fo:font-weight="normal" officeooo:paragraph-rsid="0041b8c5"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color="#00ff00" style:font-name="Arial" fo:font-size="12pt" fo:font-style="italic" style:text-underline-style="solid" style:text-underline-width="auto" style:text-underline-color="font-color" fo:font-weight="bold" officeooo:rsid="002d7276" officeooo:paragraph-rsid="0017d856" fo:background-color="transparent"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fo:color="#00ff00" style:font-name="Arial" fo:font-size="12pt" fo:font-style="normal" style:text-underline-style="none" fo:font-weight="bold" officeooo:paragraph-rsid="0017d856" fo:background-color="transparent" style:font-size-asian="12pt" style:font-style-asian="normal" style:font-weight-asian="bold" style:font-size-complex="12pt" style:font-style-complex="normal" style:font-weight-complex="bold"/>
    </style:style>
    <style:style style:name="T1" style:family="text">
      <style:text-properties fo:color="#cc0000" style:text-underline-style="solid" style:text-underline-width="auto" style:text-underline-color="font-color" fo:font-weight="bold" officeooo:rsid="003813d6" style:font-weight-asian="bold" style:font-weight-complex="bold"/>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fo:font-style="normal" fo:font-weight="normal" officeooo:rsid="00599c86" style:font-style-asian="normal" style:font-weight-asian="normal" style:font-style-complex="normal" style:font-weight-complex="normal"/>
    </style:style>
    <style:style style:name="T4" style:family="text">
      <style:text-properties style:use-window-font-color="true" fo:font-style="normal" fo:font-weight="normal" officeooo:rsid="00198209" style:font-style-asian="normal" style:font-weight-asian="normal" style:font-style-complex="normal" style:font-weight-complex="normal"/>
    </style:style>
    <style:style style:name="T5" style:family="text">
      <style:text-properties fo:font-variant="normal" fo:text-transform="none" style:use-window-font-color="true" fo:letter-spacing="normal" fo:font-style="normal" fo:font-weight="normal" style:font-style-asian="normal" style:font-weight-asian="normal" style:font-style-complex="normal" style:font-weight-complex="normal"/>
    </style:style>
    <style:style style:name="T6" style:family="text">
      <style:text-properties fo:font-variant="normal" fo:text-transform="none" style:use-window-font-color="true" fo:letter-spacing="normal" fo:font-style="normal" fo:font-weight="normal" officeooo:rsid="002b8315" style:font-style-asian="normal" style:font-weight-asian="normal" style:font-style-complex="normal" style:font-weight-complex="normal"/>
    </style:style>
    <style:style style:name="T7" style:family="text">
      <style:text-properties fo:font-variant="normal" fo:text-transform="none" style:use-window-font-color="true" fo:letter-spacing="normal" fo:font-style="normal" fo:font-weight="normal" officeooo:rsid="00198c8d" style:font-style-asian="normal" style:font-weight-asian="normal" style:font-style-complex="normal" style:font-weight-complex="normal"/>
    </style:style>
    <style:style style:name="T8" style:family="text">
      <style:text-properties fo:font-variant="normal" fo:text-transform="none" fo:letter-spacing="normal"/>
    </style:style>
    <style:style style:name="T9" style:family="text">
      <style:text-properties fo:font-variant="normal" fo:text-transform="none" fo:letter-spacing="normal" fo:font-style="italic" style:text-underline-style="solid" style:text-underline-width="auto" style:text-underline-color="font-color" style:font-style-asian="italic" style:font-style-complex="italic"/>
    </style:style>
    <style:style style:name="T10" style:family="text">
      <style:text-properties fo:font-variant="normal" fo:text-transform="none" fo:letter-spacing="normal" officeooo:rsid="005db730"/>
    </style:style>
    <style:style style:name="T11" style:family="text">
      <style:text-properties fo:font-variant="normal" fo:text-transform="none" fo:letter-spacing="normal" officeooo:rsid="002d81fb"/>
    </style:style>
    <style:style style:name="T12" style:family="text">
      <style:text-properties fo:font-variant="normal" fo:text-transform="none" fo:letter-spacing="normal" officeooo:rsid="002f1637"/>
    </style:style>
    <style:style style:name="T13" style:family="text">
      <style:text-properties fo:font-variant="normal" fo:text-transform="none" fo:letter-spacing="normal" officeooo:rsid="00300193"/>
    </style:style>
    <style:style style:name="T14" style:family="text">
      <style:text-properties fo:font-variant="normal" fo:text-transform="none" fo:letter-spacing="normal" officeooo:rsid="005ed7cc"/>
    </style:style>
    <style:style style:name="T15" style:family="text">
      <style:text-properties fo:font-variant="normal" fo:text-transform="none" fo:letter-spacing="normal" officeooo:rsid="0035b48c"/>
    </style:style>
    <style:style style:name="T16" style:family="text">
      <style:text-properties fo:font-variant="normal" fo:text-transform="none" fo:letter-spacing="normal" officeooo:rsid="00601f3f"/>
    </style:style>
    <style:style style:name="T17" style:family="text">
      <style:text-properties fo:font-variant="normal" fo:text-transform="none" fo:letter-spacing="normal" officeooo:rsid="0030fb01"/>
    </style:style>
    <style:style style:name="T18" style:family="text">
      <style:text-properties fo:font-variant="normal" fo:text-transform="none" fo:letter-spacing="normal" officeooo:rsid="00373032"/>
    </style:style>
    <style:style style:name="T19" style:family="text">
      <style:text-properties fo:font-variant="normal" fo:text-transform="none" fo:letter-spacing="normal" officeooo:rsid="006073ff"/>
    </style:style>
    <style:style style:name="T20" style:family="text">
      <style:text-properties fo:font-variant="normal" fo:text-transform="none" fo:letter-spacing="normal" officeooo:rsid="00316031"/>
    </style:style>
    <style:style style:name="T21" style:family="text">
      <style:text-properties fo:font-variant="normal" fo:text-transform="none" fo:letter-spacing="normal" officeooo:rsid="0063debe"/>
    </style:style>
    <style:style style:name="T22" style:family="text">
      <style:text-properties fo:font-variant="normal" fo:text-transform="none" fo:letter-spacing="normal" officeooo:rsid="0032563f"/>
    </style:style>
    <style:style style:name="T23" style:family="text">
      <style:text-properties fo:font-variant="normal" fo:text-transform="none" fo:letter-spacing="normal" officeooo:rsid="003337c9"/>
    </style:style>
    <style:style style:name="T24" style:family="text">
      <style:text-properties fo:font-variant="normal" fo:text-transform="none" fo:letter-spacing="normal" officeooo:rsid="00348bd7"/>
    </style:style>
    <style:style style:name="T25" style:family="text">
      <style:text-properties fo:font-variant="normal" fo:text-transform="none" fo:letter-spacing="normal" officeooo:rsid="006812c8"/>
    </style:style>
    <style:style style:name="T26" style:family="text">
      <style:text-properties fo:font-variant="normal" fo:text-transform="none" fo:letter-spacing="normal" officeooo:rsid="0035520e"/>
    </style:style>
    <style:style style:name="T27" style:family="text">
      <style:text-properties fo:font-variant="normal" fo:text-transform="none" fo:letter-spacing="normal" officeooo:rsid="006b0592"/>
    </style:style>
    <style:style style:name="T28" style:family="text">
      <style:text-properties fo:font-variant="normal" fo:text-transform="none" fo:letter-spacing="normal" officeooo:rsid="0037e9a6"/>
    </style:style>
    <style:style style:name="T29" style:family="text">
      <style:text-properties fo:font-variant="normal" fo:text-transform="none" fo:letter-spacing="normal" officeooo:rsid="006c738d"/>
    </style:style>
    <style:style style:name="T30" style:family="text">
      <style:text-properties fo:font-variant="normal" fo:text-transform="none" fo:letter-spacing="normal" officeooo:rsid="006e1bb0"/>
    </style:style>
    <style:style style:name="T31" style:family="text">
      <style:text-properties fo:font-variant="normal" fo:text-transform="none" fo:letter-spacing="normal" officeooo:rsid="006e2ffa"/>
    </style:style>
    <style:style style:name="T32" style:family="text">
      <style:text-properties fo:font-variant="normal" fo:text-transform="none" fo:letter-spacing="normal" officeooo:rsid="003b73a6"/>
    </style:style>
    <style:style style:name="T33" style:family="text">
      <style:text-properties fo:font-variant="normal" fo:text-transform="none" fo:letter-spacing="normal" officeooo:rsid="0069f34b"/>
    </style:style>
    <style:style style:name="T34" style:family="text">
      <style:text-properties fo:font-variant="normal" fo:text-transform="none" fo:letter-spacing="normal" officeooo:rsid="0071b370"/>
    </style:style>
    <style:style style:name="T35" style:family="text">
      <style:text-properties fo:font-variant="normal" fo:text-transform="none" fo:letter-spacing="normal" officeooo:rsid="001a0503"/>
    </style:style>
    <style:style style:name="T36" style:family="text">
      <style:text-properties fo:font-variant="normal" fo:text-transform="none" fo:letter-spacing="normal" officeooo:rsid="00373032" fo:background-color="transparent" loext:char-shading-value="0"/>
    </style:style>
    <style:style style:name="T37" style:family="text">
      <style:text-properties fo:font-variant="normal" fo:text-transform="none" fo:color="#000000" fo:letter-spacing="normal" officeooo:rsid="0053e939" style:font-weight-asian="bold" style:font-weight-complex="bold"/>
    </style:style>
    <style:style style:name="T38" style:family="text">
      <style:text-properties fo:font-variant="normal" fo:text-transform="none" fo:color="#000000" fo:letter-spacing="normal" officeooo:rsid="003ece2d" style:font-weight-asian="bold" style:font-weight-complex="bold"/>
    </style:style>
    <style:style style:name="T39" style:family="text">
      <style:text-properties fo:font-variant="normal" fo:text-transform="none" fo:color="#000000" fo:letter-spacing="normal" officeooo:rsid="00783ff9" style:font-weight-asian="bold" style:font-weight-complex="bold"/>
    </style:style>
    <style:style style:name="T40" style:family="text">
      <style:text-properties fo:font-variant="normal" fo:text-transform="none" fo:color="#000000" fo:letter-spacing="normal" officeooo:rsid="00791b11" style:font-weight-asian="bold" style:font-weight-complex="bold"/>
    </style:style>
    <style:style style:name="T41" style:family="text">
      <style:text-properties fo:font-variant="normal" fo:text-transform="none" fo:color="#000000" fo:letter-spacing="normal" officeooo:rsid="007adf5a" style:font-weight-asian="bold" style:font-weight-complex="bold"/>
    </style:style>
    <style:style style:name="T42" style:family="text">
      <style:text-properties fo:font-variant="normal" fo:text-transform="none" fo:color="#000000" fo:letter-spacing="normal" officeooo:rsid="007c1001" style:font-weight-asian="bold" style:font-weight-complex="bold"/>
    </style:style>
    <style:style style:name="T43" style:family="text">
      <style:text-properties fo:font-variant="normal" fo:text-transform="none" fo:color="#000000" fo:letter-spacing="normal" officeooo:rsid="0040b6d2" style:font-weight-asian="bold" style:font-weight-complex="bold"/>
    </style:style>
    <style:style style:name="T44" style:family="text">
      <style:text-properties fo:font-variant="normal" fo:text-transform="none" fo:color="#000000" fo:letter-spacing="normal" officeooo:rsid="00425d42" style:font-weight-asian="bold" style:font-weight-complex="bold"/>
    </style:style>
    <style:style style:name="T45" style:family="text">
      <style:text-properties fo:font-variant="normal" fo:text-transform="none" fo:color="#000000" fo:letter-spacing="normal" officeooo:rsid="00844211" style:font-weight-asian="bold" style:font-weight-complex="bold"/>
    </style:style>
    <style:style style:name="T46" style:family="text">
      <style:text-properties fo:font-variant="normal" fo:text-transform="none" fo:color="#000000" fo:letter-spacing="normal" officeooo:rsid="00848325" style:font-weight-asian="bold" style:font-weight-complex="bold"/>
    </style:style>
    <style:style style:name="T47" style:family="text">
      <style:text-properties fo:font-variant="normal" fo:text-transform="none" fo:color="#000000" fo:letter-spacing="normal" officeooo:rsid="0084e7ed" style:font-weight-asian="bold" style:font-weight-complex="bold"/>
    </style:style>
    <style:style style:name="T48" style:family="text">
      <style:text-properties fo:font-variant="normal" fo:text-transform="none" fo:color="#000000" fo:letter-spacing="normal" officeooo:rsid="00440686" style:font-weight-asian="bold" style:font-weight-complex="bold"/>
    </style:style>
    <style:style style:name="T49" style:family="text">
      <style:text-properties fo:font-variant="normal" fo:text-transform="none" fo:color="#000000" fo:letter-spacing="normal" officeooo:rsid="00435961" style:font-weight-asian="bold" style:font-weight-complex="bold"/>
    </style:style>
    <style:style style:name="T50" style:family="text">
      <style:text-properties fo:font-variant="normal" fo:text-transform="none" fo:color="#000000" fo:letter-spacing="normal" officeooo:rsid="0046137c" style:font-weight-asian="bold" style:font-weight-complex="bold"/>
    </style:style>
    <style:style style:name="T51" style:family="text">
      <style:text-properties fo:font-variant="normal" fo:text-transform="none" fo:color="#000000" fo:letter-spacing="normal" officeooo:rsid="0076b1de" style:font-weight-asian="bold" style:font-weight-complex="bold"/>
    </style:style>
    <style:style style:name="T52" style:family="text">
      <style:text-properties fo:font-variant="normal" fo:text-transform="none" fo:color="#000000" fo:letter-spacing="normal" officeooo:rsid="0086c7e4" style:font-weight-asian="bold" style:font-weight-complex="bold"/>
    </style:style>
    <style:style style:name="T53" style:family="text">
      <style:text-properties fo:font-variant="normal" fo:text-transform="none" fo:color="#000000" fo:letter-spacing="normal" officeooo:rsid="004568d8" style:font-weight-asian="bold" style:font-weight-complex="bold"/>
    </style:style>
    <style:style style:name="T54" style:family="text">
      <style:text-properties fo:font-variant="normal" fo:text-transform="none" fo:color="#000000" fo:letter-spacing="normal" officeooo:rsid="0087829a" style:font-weight-asian="bold" style:font-weight-complex="bold"/>
    </style:style>
    <style:style style:name="T55" style:family="text">
      <style:text-properties officeooo:rsid="003e0852"/>
    </style:style>
    <style:style style:name="T56" style:family="text">
      <style:text-properties fo:font-style="italic" style:text-underline-style="solid" style:text-underline-width="auto" style:text-underline-color="font-color" officeooo:rsid="00539105" style:font-style-asian="italic" style:font-style-complex="italic"/>
    </style:style>
    <style:style style:name="T57" style:family="text">
      <style:text-properties officeooo:rsid="0053e939"/>
    </style:style>
    <style:style style:name="T58" style:family="text">
      <style:text-properties fo:background-color="transparent" loext:char-shading-value="0"/>
    </style:style>
    <style:style style:name="T59" style:family="text">
      <style:text-properties officeooo:rsid="00d93fdc" fo:background-color="transparent" loext:char-shading-value="0"/>
    </style:style>
    <style:style style:name="T60" style:family="text">
      <style:text-properties officeooo:rsid="002307ac" fo:background-color="transparent" loext:char-shading-value="0"/>
    </style:style>
    <style:style style:name="T61" style:family="text">
      <style:text-properties officeooo:rsid="0023dc6f" fo:background-color="transparent" loext:char-shading-value="0"/>
    </style:style>
    <style:style style:name="T62" style:family="text">
      <style:text-properties officeooo:rsid="0024cfdb" fo:background-color="transparent" loext:char-shading-value="0"/>
    </style:style>
    <style:style style:name="T63" style:family="text">
      <style:text-properties officeooo:rsid="0025a34b" fo:background-color="transparent" loext:char-shading-value="0"/>
    </style:style>
    <style:style style:name="T64" style:family="text">
      <style:text-properties officeooo:rsid="0025a951" fo:background-color="transparent" loext:char-shading-value="0"/>
    </style:style>
    <style:style style:name="T65" style:family="text">
      <style:text-properties officeooo:rsid="0026a517" fo:background-color="transparent" loext:char-shading-value="0"/>
    </style:style>
    <style:style style:name="T66" style:family="text">
      <style:text-properties officeooo:rsid="0027d149" fo:background-color="transparent" loext:char-shading-value="0"/>
    </style:style>
    <style:style style:name="T67" style:family="text">
      <style:text-properties officeooo:rsid="0027fa22" fo:background-color="transparent" loext:char-shading-value="0"/>
    </style:style>
    <style:style style:name="T68" style:family="text">
      <style:text-properties officeooo:rsid="0028c0f7" fo:background-color="transparent" loext:char-shading-value="0"/>
    </style:style>
    <style:style style:name="T69" style:family="text">
      <style:text-properties officeooo:rsid="002a6d67" fo:background-color="transparent" loext:char-shading-value="0"/>
    </style:style>
    <style:style style:name="T70" style:family="text">
      <style:text-properties officeooo:rsid="002c3633" fo:background-color="transparent" loext:char-shading-value="0"/>
    </style:style>
    <style:style style:name="T71" style:family="text">
      <style:text-properties officeooo:rsid="003611e2" fo:background-color="transparent" loext:char-shading-value="0"/>
    </style:style>
    <style:style style:name="T72" style:family="text">
      <style:text-properties officeooo:rsid="00400bbc" fo:background-color="transparent" loext:char-shading-value="0"/>
    </style:style>
    <style:style style:name="T73" style:family="text">
      <style:text-properties officeooo:rsid="0071b370"/>
    </style:style>
    <style:style style:name="T74" style:family="text">
      <style:text-properties officeooo:rsid="0072ce0a"/>
    </style:style>
    <style:style style:name="T75" style:family="text">
      <style:text-properties officeooo:rsid="001dfa3d"/>
    </style:style>
    <style:style style:name="T76" style:family="text">
      <style:text-properties officeooo:rsid="0020c164"/>
    </style:style>
    <style:style style:name="T77" style:family="text">
      <style:text-properties officeooo:rsid="002307ac"/>
    </style:style>
    <style:style style:name="T78" style:family="text">
      <style:text-properties officeooo:rsid="0024c018"/>
    </style:style>
    <style:style style:name="T79" style:family="text">
      <style:text-properties officeooo:rsid="002c3633"/>
    </style:style>
    <style:style style:name="T80" style:family="text">
      <style:text-properties officeooo:rsid="002c51de"/>
    </style:style>
    <style:style style:name="T81" style:family="text">
      <style:text-properties officeooo:rsid="002c6926"/>
    </style:style>
    <style:style style:name="T82" style:family="text">
      <style:text-properties officeooo:rsid="002da0d5"/>
    </style:style>
    <style:style style:name="T83" style:family="text">
      <style:text-properties officeooo:rsid="002daf59"/>
    </style:style>
    <style:style style:name="T84" style:family="text">
      <style:text-properties officeooo:rsid="002f1675"/>
    </style:style>
    <style:style style:name="T85" style:family="text">
      <style:text-properties officeooo:rsid="003068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e scénario est global, il ne prend pas en compte les quêtes annexes <text:span text:style-name="T58">mais sert surtout à « planter le décore »./!\ </text:span></text:p>
      <text:p text:style-name="P2"/>
      <text:p text:style-name="P3"><text:span text:style-name="T3">Tout commença</text:span><text:span text:style-name="T2"> sur </text:span><text:span text:style-name="T4">une</text:span><text:span text:style-name="T2"> planète qui est resté sans vie pendant </text:span><text:span text:style-name="T4">longtemps</text:span><text:span text:style-name="T2">. </text:span><text:span text:style-name="T7">Il y a </text:span><text:span text:style-name="T6">une tour en cuivre, </text:span><text:span text:style-name="T7">et</text:span><text:span text:style-name="T6"> de</text:span><text:span text:style-name="T7">s</text:span><text:span text:style-name="T6"> robots enclenchent un mécanisme, puis</text:span><text:span text:style-name="T5"> </text:span><text:span text:style-name="T7">il y a</text:span><text:span text:style-name="T5"> une explosion...</text:span></text:p>
      <text:p text:style-name="P4"/>
      <text:p text:style-name="P8"><text:span text:style-name="T55">65 millions</text:span> d'années plus tard...</text:p>
      <text:p text:style-name="P4"/>
      <text:p text:style-name="P4"><text:span text:style-name="T35">L</text:span><text:span text:style-name="T8">e Roi Nekarr-Kkaby de </text:span><text:span text:style-name="T35">Moluskancy</text:span><text:span text:style-name="T8">, </text:span><text:span text:style-name="T11">qu</text:span><text:span text:style-name="T10">e des navires </text:span><text:span text:style-name="T11">i</text:span><text:span text:style-name="T10">nconnu approche.</text:span><text:span text:style-name="T8"> </text:span><text:span text:style-name="T10">Pris de panique, le roi </text:span><text:span text:style-name="T8">sonne une alerte de guerre au</text:span><text:span text:style-name="T11">x</text:span><text:span text:style-name="T8"> autre</text:span><text:span text:style-name="T12">s</text:span><text:span text:style-name="T8"> pays. </text:span><text:span text:style-name="T13">L'armée aquatique </text:span><text:span text:style-name="T10">lança </text:span><text:span text:style-name="T14">l’offensive contre c'est grands navires des qu'ils cassèrent les barrières de cristaux qui protégeais Moluskancy.</text:span><text:span text:style-name="T15"> Nekarr-Kkaby</text:span><text:span text:style-name="T13"> se dirigea </text:span><text:span text:style-name="T16">vers</text:span><text:span text:style-name="T13"> les premier navire</text:span><text:span text:style-name="T16">s</text:span><text:span text:style-name="T13">, </text:span><text:span text:style-name="T16">et brisa les coques en fonçant dedans,</text:span><text:span text:style-name="T13"> </text:span><text:span text:style-name="T17">mais certain accostèrent. Soudains, des aéronefs stimissiens </text:span><text:span text:style-name="T18">dirigés par Sraëlblétih</text:span><text:span text:style-name="T17"> apparurent. </text:span><text:span text:style-name="T18">Sraëlblétih </text:span><text:span text:style-name="T19">et son armée volante tirèrent sur</text:span><text:span text:style-name="T17"> les derniers bateaux </text:span><text:span text:style-name="T19">d</text:span><text:span text:style-name="T17">ans l'eau, </text:span><text:span text:style-name="T19">en esquivant les boulets tirés par la tour,</text:span><text:span text:style-name="T17"> pendant que les onb-kanès commencèrent à attaquer les mures métalliques de Stimissy. </text:span><text:span text:style-name="T20">Devant la résistance, ils décidèrent de faire le tours, et arrivèrent devant Volkobil. À peine arriver, ils furent confrontés à une armée de soldat dans des robots lace flamme </text:span><text:span text:style-name="T18">dirigés par Eknuiplaste</text:span><text:span text:style-name="T20">. </text:span><text:span text:style-name="T18">Eknuiplaste </text:span><text:span text:style-name="T21">et ses troupes activèrent leur lance flammes, et chargèrent les soldats</text:span><text:span text:style-name="T20"> onb-kanès, </text:span><text:span text:style-name="T21">jusqu'à se qu'il meurent tous. P</text:span><text:span text:style-name="T20">endants se temps, des mages onb-kanès </text:span><text:span text:style-name="T22">s'envolèrent à bord d'avion, et se dirigèrent vers le mont Gollémantery. </text:span><text:span text:style-name="T23">Cependant, le gollémanterien </text:span><text:span text:style-name="T18">Goléhère</text:span><text:span text:style-name="T23">, </text:span><text:span text:style-name="T18">suivit par ses troupes</text:span><text:span text:style-name="T24"> insensible à la magie, utilisèrent les pieds jet-pack pour foncer dedans et </text:span><text:span text:style-name="T25">s’accrocher aux ailes, pour</text:span><text:span text:style-name="T24"> les </text:span><text:span text:style-name="T25">détruire. Ils</text:span><text:span text:style-name="T24"> </text:span><text:span text:style-name="T25">les </text:span><text:span text:style-name="T24">firent </text:span><text:span text:style-name="T25">tous </text:span><text:span text:style-name="T24">explosés. Alors qu'ils pensaient avoir repousser l'invasion, une tour géante sur 6 pieds, sorti de l'eau. </text:span><text:span text:style-name="T26">Des mages yamazuppetiens sortirent alors de la forêt, et créèrent des portails de téléportation sous les jambes métalliques de la tour, se qui la déstabilisa, et elle s'écrasa dans l'eau, devant la plage stimissienne. </text:span><text:span text:style-name="T15">Dyk-Luzk s'infiltra dans la tour (dans la parti hors de l'eau)</text:span><text:span text:style-name="T27"> part un trou dans le mure</text:span><text:span text:style-name="T15">, </text:span><text:span text:style-name="T28">et chercha la salle de contrôle. À l'intérieur, il </text:span><text:span text:style-name="T27">gravit un escalier en colimaçon, en esquivant </text:span><text:span text:style-name="T29">les engrenages, ou autres débris qui tombait. Il cassa les murs </text:span><text:span text:style-name="T30">aux laser tirer par ses gants magiques, pour se frayer un passage </text:span><text:span text:style-name="T31">dans la tour en destruction. Arriver au sommet, il</text:span><text:span text:style-name="T29"> </text:span><text:span text:style-name="T28">trouva un panneau de contrôle</text:span><text:span text:style-name="T31"> qui clignote</text:span><text:span text:style-name="T28">, et </text:span><text:span text:style-name="T31">soudain,</text:span><text:span text:style-name="T28"> Zerlok </text:span><text:span text:style-name="T31">apparu derrière</text:span><text:span text:style-name="T28"> lui</text:span><text:span text:style-name="T32">. Dyk-Luzk </text:span><text:span text:style-name="T31">se retourna, et</text:span><text:span text:style-name="T32"> tira une boule d'énergie grâce à ses gants magiques, m</text:span><text:span text:style-name="T33">ai</text:span><text:span text:style-name="T32">s Zerlok disparu. </text:span><text:span text:style-name="T34">Étonné et perplexe, i</text:span><text:span text:style-name="T32">l sorti du vaisseau </text:span><text:span text:style-name="T34">en explosant le toit</text:span><text:span text:style-name="T32"> et fus accueilli comme un héro</text:span>. Les peukfois, en souvenir de cette date historique, construisirent une immense usine à Stimissy <text:span text:style-name="T73">grâce au reste de la tour. Son</text:span> but est de fabriquer de la magie protectrice utiliser pour diffuser un bouclier sphérique dans le ciel, et autour de l'île pour la protéger. <text:span text:style-name="T73">C'est</text:span> <text:span text:style-name="T74">Eknuiplaste</text:span>, <text:span text:style-name="T73">qui</text:span> leur <text:span text:style-name="T73">à</text:span> permit de se brancher directement à la centrale de Volkobil.</text:p>
      <text:p text:style-name="P4"/>
      <text:p text:style-name="P9"><text:span text:style-name="T56">87</text:span><text:span text:style-name="T9"> ans plus tard....</text:span></text:p>
      <text:p text:style-name="P4"/>
      <text:p text:style-name="P4"><text:span text:style-name="T37">Katelo </text:span><text:span text:style-name="T38">entre dans l'atelier de Qnyl, son grand-père, </text:span><text:span text:style-name="T51">car il l'a appeler. C</text:span><text:span text:style-name="T38">e</text:span><text:span text:style-name="T37">lui-</text:span><text:span text:style-name="T38">ci lui</text:span><text:span text:style-name="T37"> dit qu'une catastrophe se prépare et qu'il faut surveillés usine à magie.</text:span><text:span text:style-name="T38"> Katelo </text:span><text:span text:style-name="T39">traverse </text:span><text:span text:style-name="T40">la ville, pour aller jusqu'à la porte sud, pour se rendre à la plage où a été construite </text:span><text:span text:style-name="T41">l'usine. S</text:span><text:span text:style-name="T38">ur place,</text:span><text:span text:style-name="T37"> </text:span><text:span text:style-name="T38">il</text:span><text:span text:style-name="T37"> remarque quel</text:span><text:span text:style-name="T38">le</text:span><text:span text:style-name="T37"> ne </text:span><text:span text:style-name="T38">fonctionne</text:span><text:span text:style-name="T37"> plus. </text:span><text:span text:style-name="T41">Il rentre donc chez lui, pour tout raconter à </text:span><text:span text:style-name="T42">Qnyl.</text:span><text:span text:style-name="T57"> Il demande donc à son petit fils de se rendre à Volkobil pour vérifié si la centrale envoie encore de l'énergie. Pour l'aider, il lui donne une arme qui appartenait à leur ancêtres : le grappy. Un mélange entre un grappin et un étrange pistolet. Katelo sorti, et se dirigea vers la porte est. </text:span><text:span text:style-name="T43">Seulement,</text:span><text:span text:style-name="T37"> les</text:span><text:span text:style-name="T44"> robots </text:span><text:span text:style-name="T45">douaniers</text:span><text:span text:style-name="T37"> interdisent Katelo de passer </text:span><text:span text:style-name="T44">car</text:span><text:span text:style-name="T37"> le pays est mis en quarantaine </text:span><text:span text:style-name="T45">et ils refusent d'expliqué pourquoi</text:span><text:span text:style-name="T37">. Il </text:span><text:span text:style-name="T44">retourne</text:span><text:span text:style-name="T37"> donc </text:span><text:span text:style-name="T44">voir Qnyl, qui lui </text:span><text:span text:style-name="T45">dit que ça ne présage rien de bon. Il va </text:span><text:span text:style-name="T44">indique</text:span><text:span text:style-name="T45">r à Katelo</text:span><text:span text:style-name="T44"> l'emplacement</text:span><text:span text:style-name="T37"> </text:span><text:span text:style-name="T44">d'</text:span><text:span text:style-name="T37">un vieux aéronef qui appartenait </text:span><text:span text:style-name="T44">au père de Katelo.</text:span><text:span text:style-name="T37"> </text:span><text:span text:style-name="T45">M</text:span><text:span text:style-name="T37">ais, </text:span><text:span text:style-name="T46">lorsqu’il</text:span><text:span text:style-name="T45"> arrive au garages, Katelo se rend compte </text:span><text:soft-page-break/><text:span text:style-name="T45">qu'il n' a plus</text:span><text:span text:style-name="T37"> </text:span><text:span text:style-name="T46">d</text:span><text:span text:style-name="T47">e charbon pour faire fonctionner le moteur</text:span><text:span text:style-name="T37">. </text:span><text:span text:style-name="T44">Katelo va donc trouver</text:span><text:span text:style-name="T37"> Kebenyl, un </text:span><text:span text:style-name="T48">marchant </text:span><text:span text:style-name="T49">stimissien </text:span><text:span text:style-name="T47">pour lui acheter du charbon. Il se rend compte que c'est trop chère, et il lui dit qu'il va demander à Qnyl. Soudains, Kebenyl lui dit qu'il peut lui en donner gratuitement et même être le pilote, car il a une dette envers Qny</text:span><text:span text:style-name="T52">l</text:span><text:span text:style-name="T37">. </text:span><text:span text:style-name="T48">Katelo accepte, donc Kebenyl et lui vont dans le garage à l'arrière de l'atelier. </text:span><text:span text:style-name="T37">Kebenyl </text:span><text:span text:style-name="T47">posa le sac de charbon et dit a Katelo de se charger de l'alimentation du feu et lui expliquant qu'il a dit qu'il était pilote, et pas assistant.</text:span><text:span text:style-name="T53"> Ceci étant fait, </text:span><text:span text:style-name="T50">ils </text:span><text:span text:style-name="T52">ouvrèrent le toit, et </text:span><text:span text:style-name="T50">s'envolèrent </text:span><text:span text:style-name="T54">dans le ciel</text:span><text:span text:style-name="T50">.</text:span><text:span text:style-name="T57"> Ils sont ensuite monter jusqu'à l’intérieur de l'épais nuage. Dans cette amas de fumée radioactive, ils ont éviter les courants d'aire forts et les oiseaux géants. Katelo trouve une sortie pour descendre et arrive sur un toit d'un immeuble de Volkobil. Kebenyl reste dans l'aéronef, mais Katelo sort et descend par les escalier d’extérieur, et remarque que beaucoup de rue, et de ruine d'immeuble ou de maison ont été inonder par le magma radioactif. Il remonte et retourne à Stimissy. Lui et Kebenyl vont vite à l'atelier, et décrivent se qu'il ont vu à Qnyl. Qnyl réfléchit, et leur dit qu'il trouverons de l'aide sous la banquise de Moluskancy, grâce à la capacité des moluskanciens à manier l'eau sous toutes ses formes. Katelo est étonner car il n'en a jamais entendu parler, mais Qnyl lui explique qu'il n'ont pas été aperçu depuis 77 ans. Ils ne savaient pas si il en reste encore, mais Katelo accepte. Qnyl ouvre une trappe pour accéder à une caverne, avec un mini sous-marin dans de l'eau. Katelo demande à Kebenyl de l'accompagné, mais il refuse sous prétexte que son grand-père lui racontait des images sur la mer qui l'ont terrifier. Katelo monte dans la cabine, puis Qnyl lui explique comment ça marche. Ceci étant fait, Katelo fis plonger la machine sous les yeux de Qnyl et Kebenyl.</text:span></text:p>
      <text:p text:style-name="P6"/>
      <text:p text:style-name="P6"/>
      <text:p text:style-name="P6">La ville aquatique de Moluskancy est en ruines, mais il trouve une grotte ou vive des survivants. Il couvains la moluskancienne Fichays l’accompagner en l'aidant à trouver des pierres précieuse dans la glaces.</text:p>
      <text:p text:style-name="P5"/>
      <text:p text:style-name="P7">Ils retournent à la centrale de Volkobil (en aéronef) où ils rentrent (sauf Kebenyl qui reste dans l'aéronef) grâce à Wiroyer, une volkobilienne <text:span text:style-name="T78">aveugle </text:span>qui y travaillais et gardait la clé. Ils vont jusqu'au cœur de la central<text:span text:style-name="T76">e. I</text:span>ls découvr<text:span text:style-name="T76">ir</text:span>ent Mag-ZionX, un robot qui casse tout. Ils le détruisent et ramassent la gemme, stoppant ainsi le nuage de fumer et faisant remarcher la centrale. Ils ressortent, ils enlève le magma grâce à Fichays, et retourne à Stimissy. Qnyl leur explique qu'il faut les <text:span text:style-name="T75">morceaux de clés</text:span> pour réactiver l'usine, ils se rendent donc <text:span text:style-name="T77">à Gollémantery</text:span><text:span text:style-name="T60">, où ils rencontrèrent</text:span><text:span text:style-name="T59"> </text:span><text:span text:style-name="T36">Goléhère.</text:span><text:span text:style-name="T59"> </text:span><text:span text:style-name="T60">Celui-ci leur expliqua qu’il ne peut pas leur donner </text:span><text:span text:style-name="T59">le morceau de clé </text:span><text:span text:style-name="T60">car il</text:span><text:span text:style-name="T59"> les protégeant d’un monstre. Katelo accepte alors </text:span><text:span text:style-name="T60">d’aller le tuer, et pour cela, il</text:span><text:span text:style-name="T62">s</text:span><text:span text:style-name="T60"> parti</text:span><text:span text:style-name="T62">rent</text:span><text:span text:style-name="T60"> chercher Tozyref, un bibliothécaire </text:span><text:span text:style-name="T63">qui à construit une machine grâce à ses connaissances</text:span><text:span text:style-name="T60">. </text:span><text:span text:style-name="T61">Ils montèrent dans une grosse foreuse, et affrontèrent Orybble, le monstre.</text:span><text:span text:style-name="T59"> Goléhère leur </text:span><text:span text:style-name="T61">donna le morceau de clé</text:span><text:span text:style-name="T59">, et ils </text:span><text:span text:style-name="T61">all</text:span><text:span text:style-name="T64">è</text:span><text:span text:style-name="T61">r</text:span><text:span text:style-name="T64">ent</text:span><text:span text:style-name="T61"> à Yamazuppet </text:span><text:span text:style-name="T65">en sortant du volcan</text:span><text:span text:style-name="T61">. </text:span><text:span text:style-name="T65">Ils traversèrent les plaines marécageuses, et arrivèrent à la jungle. </text:span><text:span text:style-name="T66">Malgré un gros brouillard il </text:span><text:span text:style-name="T67">arrivèrent à une clairière ensoleillé, avec un arbre immense. Ils y montèrent, et découvrirent une ville entièrement suspendu aux branches. Il</text:span><text:span text:style-name="T72">s</text:span><text:span text:style-name="T67"> cherchèrent le chef, mais c’est son fils qui leur expliqua qu’il est partis au temple. Ils se mirent donc en route, guidés par Zorkk, le fils de Dyk-Luzk. </text:span><text:span text:style-name="T68">Ils arrivèrent au temple, entrèrent, mais arriver à un embranchement, ils se séparèrent en trois groupes. Ils affrontèrent trois esprit, avant de sorti dans une zone caché où ils trouvèrent Dyk-Luzk. Après avoir expliquer la situation, il retournèrent tous à Yamazuppet pour récupérés le dernier morceau. Mais une fois arriver, il virent l’arbre en feu avec deux terroriste en combinaisons volkobiliennes. </text:span><text:span text:style-name="T69">Ils se mirent à cinq sur eux, pendant que Dyk-Luzk sauvait sa population, quand soudain, l’arbre cassa. Dyk-Luzk </text:span><text:span text:style-name="T70">mourus</text:span><text:span text:style-name="T69">, </text:span><text:span text:style-name="T70">et ils découvrirent que les volkobiliens était en faite des onb-kanès,</text:span><text:span text:style-name="T69"> </text:span><text:span text:style-name="T70">alors Zorkk décida </text:span><text:span text:style-name="T71">de récupéré les gants magiques de Dyk-Luzk, et</text:span><text:span text:style-name="T70"> d’aider Katelo pour se venger. Une fois la clé reconstruite, ils </text:span><text:soft-page-break/><text:span text:style-name="T70">retournèrent à Volkobil, et relancèrent la central. Ils </text:span>se rend<text:span text:style-name="T79">ir</text:span>ent <text:span text:style-name="T79">alors</text:span> à <text:span text:style-name="T79">l</text:span>'usine à magie <text:span text:style-name="T79">pour la relancer aussi,</text:span> mais les onb-kanès attaqu<text:span text:style-name="T79">èrent.</text:span> <text:span text:style-name="T79">I</text:span>l<text:span text:style-name="T79">s</text:span> <text:span text:style-name="T80">partirent</text:span> chercher le vieux bateau de l'ancien roi de Moluskancy, et se <text:span text:style-name="T82">bâtèrent</text:span> contre les navire<text:span text:style-name="T81">s</text:span> ennemie<text:span text:style-name="T81">s</text:span> jusqu'à se que le chef des onb-kanès arrivent et les kidnappent. Ils se réveill<text:span text:style-name="T83">ère</text:span>nt dans une prison à Onb-kan. L'empereur Zerlok vient les voir et leur racont<text:span text:style-name="T83">a que</text:span> <text:s/>Wôzorfôz <text:span text:style-name="T83">a</text:span> <text:span text:style-name="T83">été créée par une ancienne races, et des robots. Ces dernier vivent sous le monde, à </text:span>Inorfôz. <text:span text:style-name="T83">Zerlok raconta également la vérité sur la guerre ainsi que</text:span> les trahisons entre le<text:span text:style-name="T83">s</text:span> pays <text:span text:style-name="T83">peukfois</text:span>. Puis il leur explique qu'une seconde Grande Guerre va avoir lieu et il leur demande <text:span text:style-name="T83">leur soutient. Zorkk refusa en hurlant sur Zerlok. Il les jetas alors dans Inorfôz pour se débarrasser d’eux. Pourtant ils ne sont pas mort car ils sont tombés sur un gros aimant. Ils visitèrent Inorfôz, </text:span>y trouvent des armes <text:span text:style-name="T84">et des armures</text:span>, <text:span text:style-name="T85">et rencontrèrent E4-Sen4 un robot qui les menas à l’ordinateur centrales, qui peut les faire remontés, si en échange il peut les accompagnés. Syr-X l’ordinateur excepta, seulement s’ils pouvaient le vaincre. Ils durent se synchronisés pour le battre, et ils furent téléportés dans l’usine. Il y virent un onb-kanès pacifiste du nom d’Ulddab, qui tentait de rallumer l’usine. Katelo l’aida, et E4-Sen4 se brancha à la source d’énergie pour chargé ses batteries pour une fonction ultimes donnée par Syr-X. Pendant se temps ils sortirent sur la plages et durent tous les six battre le plus de soldats onb-kanès sur la plage et dans Stimissy. Soudains, la tour de Zerlok arriva. E4-Sen4 arriva, et se changea en DestructorX2000. Il grimpèrent à l’intérieur, et le robot se propulsa dans la tour par une fenêtre. Une fois à l’intérieur, ils cassèrent tout se qui est possible, en montant. Ils arrivèrent à Zerlok dans le DestructorX2000 qui cassa le toit. Il combattis contre Zerlok est son bâton, mais il réussi à mettre le robots HS en cassant sont bâton. Il combattirent alors à six, mais Zerlok les mis KO un par un. Lorsqu’il ne resta que Katelo, la tour allais écrasé Stimissy. Katelo devint enragé, et lui tenait tête mais perdit également. C’est finalement Qnyl qui se battis contre Zerlok, mais il mourut. Katelo ouvrit les yeux et vit sont grand-père mort, ce qui lui donna la force de se relevé, et d’achevé Zerlok. Kebenyl arriva pour récupéré tout le monde, et la tour s’effondra. Ils se réveillèrent quelque jours après, furent des funérailles, et devinrent les chefs de leur peuples. Ulddab négocia pour que sont peuple puisse voyager à Peukfoo, E4-Sen4 fut réparé, et devint chef des douanes. Leur nouvelles responsabilité leur permis de se voir souvent, et ils furent heureux.</text:span></text:p>
      <text:p text:style-name="P7"><text:span text:style-name="T1"/></text:p>
      <text:p text:style-name="P7"><text:span text:style-name="T1">F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00:08:50.61</meta:creation-date>
    <meta:editing-duration>PT5M22S</meta:editing-duration>
    <meta:editing-cycles>7</meta:editing-cycles>
    <meta:generator>LibreOffice/5.0.4.2$Windows_x86 LibreOffice_project/2b9802c1994aa0b7dc6079e128979269cf95bc78</meta:generator>
    <dc:date>2017-12-17T09:36:53.365000000</dc:date>
    <meta:document-statistic meta:table-count="0" meta:image-count="0" meta:object-count="0" meta:page-count="3" meta:paragraph-count="9" meta:word-count="1837" meta:character-count="11067" meta:non-whitespace-character-count="9237"/>
  </office:meta>
</office:document-meta>
</file>